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Test13.test_type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archResult.setResult( ResultDO &lt; I , F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Result.setTracer( String tra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Result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13.parseSearchResult( String resultStr , Class &lt; I &gt; itemType , Class &lt; F &gt; fac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Result.getTra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